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2024-12-16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2021-12-20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2020-12-14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2019-12-09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2018-12-10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2018-01-10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2016-12-14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2015-12-17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2014-12-15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2014-01-22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201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2011-12-05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201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200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200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200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2006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200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200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200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200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200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200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9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9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9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9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9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9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9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9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9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89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8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8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8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84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8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7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77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7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75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7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7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7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6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68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6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68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68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6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68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68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68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6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6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405</text:p>
          </table:table-cell>
          <table:table-cell office:value-type="string" calcext:value-type="string">
            <text:p>1967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6" meta:object-count="0"/>
    <meta:user-defined meta:name="AppVersion">3.0</meta:user-defined>
  </office:meta>
</office:document-meta>
</file>